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</style:style>
    <style:style style:name="P2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Calibri" fo:font-size="16pt" fo:language="en" fo:country="none" style:font-size-asian="16pt" style:font-size-complex="16pt"/>
    </style:style>
    <style:style style:name="P4" style:family="paragraph" style:parent-style-name="Standard">
      <style:paragraph-properties fo:margin-top="0in" fo:margin-bottom="0.139in" fo:line-height="115%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6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font-size-asian="16pt" style:font-size-complex="16pt"/>
    </style:style>
    <style:style style:name="P7" style:family="paragraph" style:parent-style-name="Standard">
      <style:paragraph-properties fo:margin-top="0in" fo:margin-bottom="0.139in" fo:line-height="115%" fo:padding="0.0291in" fo:border-left="none" fo:border-right="none" fo:border-top="none" fo:border-bottom="0.0138in solid #000000" style:join-border="false"/>
      <style:text-properties style:font-name="Calibri" fo:font-size="16pt" fo:language="en" fo:country="none" style:font-size-asian="16pt" style:font-size-complex="16pt"/>
    </style:style>
    <style:style style:name="P8" style:family="paragraph" style:parent-style-name="Standard">
      <style:paragraph-properties fo:margin-top="0in" fo:margin-bottom="0.139in" fo:line-height="115%" style:border-line-width-bottom="0.0008in 0.0138in 0.0008in" fo:padding="0.0291in" fo:border-left="none" fo:border-right="none" fo:border-top="none" fo:border-bottom="0.0154in double #000000" style:join-border="false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Calibri" fo:font-size="16pt" fo:language="en" fo:country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language="en" fo:country="none"/>
    </style:style>
    <style:style style:name="P12" style:family="paragraph" style:parent-style-name="Standard" style:list-style-name="L1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3" style:family="paragraph" style:parent-style-name="Standard" style:list-style-name="L2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4" style:family="paragraph" style:parent-style-name="Standard" style:list-style-name="L3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style:font-size-asian="16pt" style:font-size-complex="16pt"/>
    </style:style>
    <style:style style:name="P15" style:family="paragraph" style:parent-style-name="Standard" style:list-style-name="L5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style:font-size-asian="16pt" style:font-size-complex="16pt"/>
    </style:style>
    <style:style style:name="P16" style:family="paragraph" style:parent-style-name="Standard" style:list-style-name="L4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7" style:family="paragraph" style:parent-style-name="Standard" style:list-style-name="L6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8" style:family="paragraph" style:parent-style-name="Standard" style:list-style-name="L1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19" style:family="paragraph" style:parent-style-name="Standard" style:list-style-name="L2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20" style:family="paragraph" style:parent-style-name="Standard" style:list-style-name="L3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1" style:family="paragraph" style:parent-style-name="Standard" style:list-style-name="L5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2" style:family="paragraph" style:parent-style-name="Standard" style:list-style-name="L6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3" style:family="paragraph" style:parent-style-name="Standard" style:list-style-name="L4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T1" style:family="text">
      <style:text-properties style:use-window-font-color="true" style:font-name="Calibri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style:text-underline-style="solid" style:text-underline-width="auto" style:text-underline-color="font-color"/>
    </style:style>
    <style:style style:name="T4" style:family="text"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T5" style:family="text">
      <style:text-properties style:font-name="Calibri" fo:font-size="16pt" fo:language="en" fo:country="none" style:font-size-asian="16pt" style:font-size-complex="16pt"/>
    </style:style>
    <style:style style:name="T6" style:family="text">
      <style:text-properties style:font-name="Calibri" fo:font-size="16pt" fo:language="en" fo:country="none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/>
      <text:p text:style-name="P8"/>
      <text:p text:style-name="P2">USB Standard Source: </text:p>
      <text:p text:style-name="P1"><text:a xlink:type="simple" xlink:href="https://en.wikipedia.org/wiki/USB" text:style-name="Internet_20_link" text:visited-style-name="Visited_20_Internet_20_Link"><text:span text:style-name="Internet_20_link"><text:span text:style-name="T1">https://en.wikipedia.org/wiki/USB</text:span></text:span></text:a><text:span text:style-name="T5"> </text:span></text:p>
      <text:p text:style-name="P3"/>
      <text:p text:style-name="P9"/>
      <text:p text:style-name="P9"/>
      <text:p text:style-name="P9"/>
      <text:p text:style-name="P9"/>
      <text:p text:style-name="P9"/>
      <text:p text:style-name="Standard"><text:span text:style-name="T4">Note:</text:span><text:span text:style-name="T6"> The speed of data transfer on a USB interface is affected by the amount of data that can be transferred. USB interfaces sometimes reach their limit or experience a drop in speed. This is due to overhead on USB devices. Overhead can increase data transmission by around 5% to 8% and can also cause the speed to drop by about 10%.</text:span></text:p>
      <text:p text:style-name="P10"/>
      <text:p text:style-name="P10"/>
      <text:p text:style-name="P10"/>
      <text:p text:style-name="P10"/>
      <text:p text:style-name="P11"/>
      <text:p text:style-name="P7"/>
      <text:p text:style-name="P4">USB 2.0 Standard (Data Transmission / Signaling Rate):</text:p>
      <text:list xml:id="list7298436374519421156" text:style-name="L1">
        <text:list-item>
          <text:p text:style-name="P12"><text:span text:style-name="T2">Max Data Transmission / Signaling Rate: </text:span><text:span text:style-name="T3">480 Mb/s (60 MB/s)</text:span></text:p>
          <text:list>
            <text:list-item>
              <text:p text:style-name="P18">0.447 Gib/s = 457.7637 Mib/s = 468,750 Kib/s [ Bibits per second ]</text:p>
            </text:list-item>
            <text:list-item>
              <text:p text:style-name="P18">0.48 Gb/s = 480 Mb/s = 480 Kb/s [ Bits per second ]</text:p>
            </text:list-item>
            <text:list-item>
              <text:p text:style-name="P18">0.06 GB/s = 60 MB/s = 60,000 KB/s [ Bytes per second ]</text:p>
            </text:list-item>
          </text:list>
        </text:list-item>
      </text:list>
      <text:p text:style-name="P5"/>
      <text:p text:style-name="P6"><text:soft-page-break/></text:p>
      <text:p text:style-name="P4">USB 3.0 Standard (Data Transmission / Signaling Rate):</text:p>
      <text:list xml:id="list9004850477365883269" text:style-name="L2">
        <text:list-item>
          <text:p text:style-name="P13"><text:span text:style-name="T2">Max Data Transmission / Signaling Rate: </text:span><text:span text:style-name="T3">5 Gb/s (0.5 GB/s)</text:span></text:p>
          <text:list>
            <text:list-item>
              <text:p text:style-name="P19">4.6566 Gib/s = 4,768.3716 Mib/s = 4,882,812.5 Kib/s [ Bibits per second ] </text:p>
            </text:list-item>
            <text:list-item>
              <text:p text:style-name="P19">5 Gb/s = 5,000 Mb/s = 5,000,000 Kb/s [ Bits per second ]</text:p>
            </text:list-item>
            <text:list-item>
              <text:p text:style-name="P19">0.625 GB/s = 625 MB/s = 625,000 KB/s [ Bytes per second ]</text:p>
            </text:list-item>
          </text:list>
        </text:list-item>
      </text:list>
      <text:p text:style-name="P6"/>
      <text:p text:style-name="P4">USB 3.1 Standard (Data Transmission / Signaling Rate):</text:p>
      <text:list xml:id="list5089650094883092914" text:style-name="L3">
        <text:list-item>
          <text:p text:style-name="P14"><text:span text:style-name="T2">Max Data Transmission / Signaling Rate: </text:span><text:span text:style-name="T3">10 Gb/s (1.25 GB/s)</text:span></text:p>
          <text:list>
            <text:list-item>
              <text:p text:style-name="P20">9.3132 Gib/s = 9,536.7432 Mib/s = 9,765,625 Kib/s [ Bibits per second ] </text:p>
            </text:list-item>
            <text:list-item>
              <text:p text:style-name="P20">10 Gb/s = 10,000 Mb/s = 10,000,000 Kb/s [ Bits per second ]</text:p>
            </text:list-item>
            <text:list-item>
              <text:p text:style-name="P20">1.25 GB/s = 1,250 MB/s = 1,250,000 KB/s [ Bytes per second ]</text:p>
            </text:list-item>
          </text:list>
        </text:list-item>
      </text:list>
      <text:p text:style-name="P6"/>
      <text:p text:style-name="P4">USB 3.2 Standard (Data Transmission / Signaling Rate):</text:p>
      <text:list xml:id="list8861939145753745234" text:style-name="L4">
        <text:list-item>
          <text:p text:style-name="P16"><text:span text:style-name="T2">Max Data Transmission / Signaling Rate: </text:span><text:span text:style-name="T3">20 Gb/s (2.5 GB/s)</text:span></text:p>
          <text:list>
            <text:list-item>
              <text:p text:style-name="P23">18.6265 Gib/s = 19,073.4863 Mib/s = 19,531,250 Kib/s [ Bibits per second ] </text:p>
            </text:list-item>
            <text:list-item>
              <text:p text:style-name="P23">20 Gb/s = 20,000 Mb/s = 20,000,000 Kb/s [ Bits per Second ]</text:p>
            </text:list-item>
            <text:list-item>
              <text:p text:style-name="P23">2.5 GB/s = 2,500 MB/s = 2,500,000 KB/s [ Bytes per second ]</text:p>
            </text:list-item>
          </text:list>
        </text:list-item>
      </text:list>
      <text:p text:style-name="P6"><text:soft-page-break/></text:p>
      <text:p text:style-name="P4">USB 4.0 Standard (Data Transmission / Signaling Rate):</text:p>
      <text:list xml:id="list4300432377049697992" text:style-name="L5">
        <text:list-item>
          <text:p text:style-name="P15"><text:span text:style-name="T2">Max Data Transmission / Signaling Rate: </text:span><text:span text:style-name="T3">40 Gb/s (5 GB/s)</text:span></text:p>
          <text:list>
            <text:list-item>
              <text:p text:style-name="P21">37.2529 Gib/s = 38,146.9727 Mib/s = 39,062,500 Kib/s [ Bibits per second ] </text:p>
            </text:list-item>
            <text:list-item>
              <text:p text:style-name="P21">40 Gb/s = 40,000 Mb/s = 40,000,000 Kb/s [ Bits per second ]</text:p>
            </text:list-item>
            <text:list-item>
              <text:p text:style-name="P21">5 GB/s = 5,000 MB/s = 5,000,000 KB/s [ Bytes per second ]</text:p>
            </text:list-item>
          </text:list>
        </text:list-item>
      </text:list>
      <text:p text:style-name="P6"/>
      <text:p text:style-name="P4">USB 4.0 v2.0 Standard (Data Transmission / Signaling Rate):</text:p>
      <text:list xml:id="list4884770204814863505" text:style-name="L6">
        <text:list-item>
          <text:p text:style-name="P17"><text:span text:style-name="T2">Max Data Transmission / Signaling Rate: </text:span><text:span text:style-name="T3">80 Gb/s (10 GB/s)</text:span></text:p>
          <text:list>
            <text:list-item>
              <text:p text:style-name="P22">74.5058 Gib/s = 76,293.9453 Mib/s = 78,125,000 Kib/s [ Bibits per second ] </text:p>
            </text:list-item>
            <text:list-item>
              <text:p text:style-name="P22">80 Gb/s = 80,000 Mb/s = 80,000,000 Kb/s [ Bits per second ]</text:p>
            </text:list-item>
            <text:list-item>
              <text:p text:style-name="P22">10 GB/s = 10,000 MB/s = 10,000,000 KB/s [ Bytes per second ]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language="en" fo:country="none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e None</meta:initial-creator>
    <meta:creation-date>2024-02-28T00:16:47.47</meta:creation-date>
    <dc:date>2025-03-04T00:35:31.06</dc:date>
    <dc:creator>Test Test</dc:creator>
    <meta:editing-duration>PT2H7M26S</meta:editing-duration>
    <meta:editing-cycles>29</meta:editing-cycles>
    <meta:generator>OpenOffice/4.1.15$Win32 OpenOffice.org_project/4115m2$Build-9813</meta:generator>
    <meta:document-statistic meta:table-count="0" meta:image-count="0" meta:object-count="0" meta:page-count="3" meta:paragraph-count="33" meta:word-count="433" meta:character-count="2214"/>
  </office:meta>
</office:document-meta>
</file>